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26 13:02   |   <text:a xlink:type="simple" xlink:href="http://palinfo.habago.org/Entry?Command=Information_PrintForum&amp;iPage=12&amp;sType=FORUM#FORUM37484"><text:span text:style-name="T2">#</text:span></text:a></text:p>
      <text:p text:style-name="P2">卡韓政變<text:span text:style-name="T3"><text:s/>(59)</text:span>：<text:span text:style-name="T3"><text:s/></text:span>愛與包容並非姑息養奸<text:span text:style-name="T3"> <text:line-break/><text:line-break/></text:span>陳真<text:span text:style-name="T3"><text:s/>2019. 05. 26. <text:line-break/><text:line-break/><text:line-break/></text:span>我已經很多天沒法看<text:span text:style-name="T3"><text:s/>"</text:span>新聞<text:span text:style-name="T3">"</text:span>，不看也罷，經常光看標題就煩，這就是台灣長年以來所謂偉大民主政治之例行作業：每天就是一堆人渣走狗，針對韓國瑜不斷抹黑抹黃、造謠、影射、栽贓，醜化，羞辱，無所不用其極。所有這一切下三濫的骯髒手段，幾乎全是郭台銘陣營所為。郭台銘主導這樣一種兩面手法及下駟對上駟。一方面自己對韓稱兄道弟，虛情假意以維持正面形象，騙取韓粉選票，另一方面則動員下屬拼命造謠抹黑抹黃，用我的卒，吃你的主帥，讓你回應也不是，不回應也不是。<text:span text:style-name="T3"> <text:line-break/><text:line-break/></text:span>不回應的話，人們會以為你默認了一切造謠指控；但你若回應的話，等於是做賤了自己，矮化了自己，每天被迫耗費無數精力和對方的走狗打架。<text:span text:style-name="T3">"</text:span>人跟狗打架<text:span text:style-name="T3">" </text:span>這事本身就是一種最大的醜化與丑化，讓你失去尊嚴，失去應有的格局與高度。<text:span text:style-name="T3"> <text:line-break/><text:line-break/></text:span>不知道各位煩不煩？我是真的很煩，常感覺住在這島上很痛苦，許多時候我真心希望祖國趕緊來解救水深火熱的台灣同胞，讓是非善惡回到它們應有的位置上，讓基本人性與理性得到一點安養生息。<text:span text:style-name="T3"> <text:line-break/><text:line-break/></text:span>郭台銘這為人處世的齷齪真是遠超乎我的想像，也許他就是靠這一套無恥的厚黑學在商場上進行掠奪。<text:span text:style-name="T3"> <text:line-break/><text:line-break/></text:span>韓國瑜會被四面八方的陰暗勢力醜化到何種地步，我不知道，但我知道兩件事：<text:span text:style-name="T3"> <text:line-break/><text:line-break/></text:span>一，所謂愛與包容，並不是姑息養奸，絕不要以為你的寬容或忍耐或以德報怨會使得不斷為惡的歹徒心軟。就算是甘地的<text:span text:style-name="T3"><text:s/>"</text:span>愛與非暴力<text:span text:style-name="T3">"</text:span>，也絕不是示弱，更非縱容。我勸韓國瑜應該放棄這樣一種錯誤妄想，理當以是非善惡為依歸，該怎麼打就怎麼打。<text:span text:style-name="T3"> <text:line-break/><text:line-break/></text:span>二，至於韓國瑜的支持者們，我也一樣要勸你們放棄所謂團結的幻想，天底下斷然沒有跟歹徒團結的道理，就算你想團結，事實上也絲毫不存在這個選項。比方說，就算郭台銘初選落敗，他也不會支持韓國瑜，而是會支持綠營，因為那才是他的核心利益所在。<text:span text:style-name="T3"> <text:line-break/>================ <text:line-break/></text:span>民進黨非吃素<text:span text:style-name="T3"><text:s/></text:span>韓若曖昧早被打死<text:span text:style-name="T3"> <text:line-break/><text:line-break/></text:span>林宏聰╱高雄報導<text:span text:style-name="T3"> <text:line-break/>2019</text:span>年<text:span text:style-name="T3">5</text:span>月<text:span text:style-name="T3">26</text:span>日<text:span text:style-name="T3"> <text:line-break/><text:line-break/></text:span>中國時報【林宏聰╱高雄報導】<text:span text:style-name="T3"> <text:line-break/><text:line-break/></text:span>綠媒董座爆料，檢調掌握韓國瑜<text:span text:style-name="T3">2</text:span>年前曾在新莊<text:span text:style-name="T3">1</text:span>位王姓女士家中過夜的錄影帶；對此，韓國瑜親信黃文財說，這名王女士是他介紹給韓國瑜的朋友，當時偶爾到王女家打麻將，「若韓有曖昧關係，去年選舉早就被民進黨翻出來打到死了！」<text:span text:style-name="T3"> <text:line-break/><text:line-break/></text:span>《美麗島電子報》董事長吳子嘉爆料，指檢調掌握韓國瑜任職北農總經理期間，在新北市新莊<text:span text:style-name="T3">1</text:span>位王姓女士住宅過夜的錄影畫面，還直指當時韓國瑜親信黃文財也在場，預告若國民黨提名韓國瑜，民進黨一定拿出來打。<text:span text:style-name="T3"> <text:line-break/><text:line-break/></text:span>黃文財<text:span text:style-name="T3">25</text:span>日接受本報專訪指出，這名王姓女子約<text:span text:style-name="T3">40</text:span>多歲，曾開過書店，也曾於媒體界從事業務工作，在韓國瑜到北農任職前，他就已經將王女介紹給韓國瑜認識，三五好友不時聚會，有時一起在王女家中打麻將、泡茶。<text:span text:style-name="T3"> <text:line-break/><text:line-break/></text:span>韓國瑜每次到王女家中，黃文財和另外幾位好友都同行，通常約在平日晚間，有時打麻將到凌晨<text:span text:style-name="T3">2</text:span>點多，黃便與韓一起離開，到萬華第一市場視察蔬果拍賣情形；有時他比較累提早走，韓國瑜留著繼續打，但皆有其他朋友在場。<text:span text:style-name="T3"> <text:line-break/><text:line-break/></text:span>黃文財說，<text:span text:style-name="T3">2017</text:span>年元月初，檢調開出<text:span text:style-name="T3">12</text:span>張搜索票，趁韓國瑜南下高雄開會時發動搜索，假如真有什麼問題，韓在高雄根本來不及反應，結果事後證實查無不法，甚至到王女家中搜索，證物是零，「假如真有曖昧關係，那時候早就曝光了！去年市長選舉韓國瑜聲勢起來時，民進黨怎可能不窮追猛打？」<text:span text:style-name="T3"> <text:line-break/><text:line-break/></text:span>「這明顯是有步驟的人格毀滅！」國民黨高雄市議員黃紹庭表示，先有中華大學講座教授杜紫宸在臉書影射性提及「包養小三、未婚子女、仍維持中的非婚男女關係」等字眼，接著名嘴又傳言檢調有韓到女子家中過夜的錄影帶，明眼人都看得出來這是抹黑、抹黃一貫招式。<text:span text:style-name="T3"> <text:line-break/><text:line-break/></text:span>黃紹庭說，就像先前韓國瑜被影射拿政治獻金，還言之鑿鑿說韓當場畫押，但現在相關證據也沒拿出來，他認為若有人證物證，大可直接拿出來，讓韓一槍斃命，別只是影射攻擊。<text:span text:style-name="T3"> <text:line-break/><text:line-break/>=================== <text:line-break/>6</text:span>成韓粉也挺郭董？趙少康被酸「富士康戰情室」<text:span text:style-name="T3"> <text:line-break/><text:line-break/>Yahoo</text:span>奇摩（綜合報導）<text:span text:style-name="T3"><text:s/><text:line-break/><text:line-break/>2019</text:span>年<text:span text:style-name="T3">5</text:span>月<text:span text:style-name="T3">26</text:span>日<text:span text:style-name="T3"> <text:line-break/><text:line-break/></text:span>國民黨總統初選因鴻海董事長郭台銘參戰，而造成原本力挺高雄市長韓國瑜的韓粉出現分裂，知名政論節目主持人趙少康更驚語預估有高達<text:span text:style-name="T3">6</text:span>成韓粉也挺郭，只挺韓不挺郭的約僅有<text:span text:style-name="T3">15</text:span>至<text:span text:style-name="T3">16</text:span>％，稱最後初選若非韓出線，這<text:span text:style-name="T3">6</text:span>成的人也會轉投郭，死忠韓粉得知怒嗆「想得美」、「把韓總、韓粉黑成這樣，最後還想要我們的票」？反酸趙根本就是「富士康戰情室」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